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8afce7" officeooo:paragraph-rsid="008c2c37"/>
    </style:style>
    <style:style style:name="P46" style:family="paragraph" style:parent-style-name="Text_20_body">
      <style:text-properties officeooo:rsid="0091bcb0" officeooo:paragraph-rsid="0091bcb0"/>
    </style:style>
    <style:style style:name="P47" style:family="paragraph" style:parent-style-name="Text_20_body">
      <style:text-properties officeooo:rsid="0098f74d" officeooo:paragraph-rsid="0098f74d"/>
    </style:style>
    <style:style style:name="P48" style:family="paragraph" style:parent-style-name="Text_20_body">
      <style:text-properties officeooo:rsid="009bd08c" officeooo:paragraph-rsid="009d03f3"/>
    </style:style>
    <style:style style:name="P49" style:family="paragraph" style:parent-style-name="Text_20_body">
      <style:text-properties officeooo:rsid="00a0e011" officeooo:paragraph-rsid="00a0e011"/>
    </style:style>
    <style:style style:name="P50" style:family="paragraph" style:parent-style-name="Text_20_body">
      <style:text-properties officeooo:rsid="00a25a4c" officeooo:paragraph-rsid="00a25a4c"/>
    </style:style>
    <style:style style:name="P51" style:family="paragraph" style:parent-style-name="Text_20_body">
      <style:text-properties officeooo:rsid="00a0e011" officeooo:paragraph-rsid="00a0e011"/>
    </style:style>
    <style:style style:name="P52" style:family="paragraph" style:parent-style-name="Text_20_body">
      <style:text-properties officeooo:rsid="00771a87" officeooo:paragraph-rsid="00771a87"/>
    </style:style>
    <style:style style:name="P53" style:family="paragraph" style:parent-style-name="Heading_20_2">
      <style:paragraph-properties fo:text-align="center" style:justify-single-word="false"/>
    </style:style>
    <style:style style:name="P54" style:family="paragraph" style:parent-style-name="Heading_20_1">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53342"/>
    </style:style>
    <style:style style:name="T29" style:family="text">
      <style:text-properties officeooo:rsid="006857aa"/>
    </style:style>
    <style:style style:name="T30" style:family="text">
      <style:text-properties officeooo:rsid="006d2b09"/>
    </style:style>
    <style:style style:name="T31" style:family="text">
      <style:text-properties officeooo:rsid="00717ade"/>
    </style:style>
    <style:style style:name="T32" style:family="text">
      <style:text-properties officeooo:rsid="0079400a"/>
    </style:style>
    <style:style style:name="T33" style:family="text">
      <style:text-properties officeooo:rsid="007c05f1"/>
    </style:style>
    <style:style style:name="T34" style:family="text">
      <style:text-properties officeooo:rsid="007c26ed"/>
    </style:style>
    <style:style style:name="T35" style:family="text">
      <style:text-properties officeooo:rsid="007ccc0b"/>
    </style:style>
    <style:style style:name="T36" style:family="text">
      <style:text-properties officeooo:rsid="007f2b0b"/>
    </style:style>
    <style:style style:name="T37" style:family="text">
      <style:text-properties officeooo:rsid="007f353c"/>
    </style:style>
    <style:style style:name="T38" style:family="text">
      <style:text-properties officeooo:rsid="0084a4bf"/>
    </style:style>
    <style:style style:name="T39" style:family="text">
      <style:text-properties officeooo:rsid="0086045d"/>
    </style:style>
    <style:style style:name="T40" style:family="text">
      <style:text-properties officeooo:rsid="00868259"/>
    </style:style>
    <style:style style:name="T41" style:family="text">
      <style:text-properties officeooo:rsid="0086ecfb"/>
    </style:style>
    <style:style style:name="T42" style:family="text">
      <style:text-properties officeooo:rsid="008b7b1f"/>
    </style:style>
    <style:style style:name="T43" style:family="text">
      <style:text-properties officeooo:rsid="008c2c37"/>
    </style:style>
    <style:style style:name="T44" style:family="text">
      <style:text-properties officeooo:rsid="0091bcb0"/>
    </style:style>
    <style:style style:name="T45" style:family="text">
      <style:text-properties officeooo:rsid="0092afc6"/>
    </style:style>
    <style:style style:name="T46" style:family="text">
      <style:text-properties officeooo:rsid="0094a186"/>
    </style:style>
    <style:style style:name="T47" style:family="text">
      <style:text-properties officeooo:rsid="00957c6e"/>
    </style:style>
    <style:style style:name="T48" style:family="text">
      <style:text-properties officeooo:rsid="00980bb0"/>
    </style:style>
    <style:style style:name="T49" style:family="text">
      <style:text-properties officeooo:rsid="0099e211"/>
    </style:style>
    <style:style style:name="T50" style:family="text">
      <style:text-properties officeooo:rsid="009d03f3"/>
    </style:style>
    <style:style style:name="T51" style:family="text">
      <style:text-properties officeooo:rsid="00a0e011"/>
    </style:style>
    <style:style style:name="T52" style:family="text">
      <style:text-properties officeooo:rsid="00a11756"/>
    </style:style>
    <style:style style:name="T53" style:family="text">
      <style:text-properties officeooo:rsid="00a197f4"/>
    </style:style>
    <style:style style:name="T54" style:family="text">
      <style:text-properties officeooo:rsid="00a333da"/>
    </style:style>
    <style:style style:name="T55" style:family="text">
      <style:text-properties officeooo:rsid="00a4987e"/>
    </style:style>
    <style:style style:name="T56" style:family="text">
      <style:text-properties officeooo:rsid="00a4f3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Семь вечностей</text:h>
      <text:p text:style-name="P1"/>
      <text:h text:style-name="P53"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53" text:outline-level="2">II</text:h>
      <text:p text:style-name="P7"/>
      <text:h text:style-name="P53" text:outline-level="2">III</text:h>
      <text:p text:style-name="P7"/>
      <text:h text:style-name="P53" text:outline-level="2">IV</text:h>
      <text:p text:style-name="P7"/>
      <text:h text:style-name="P53" text:outline-level="2">V</text:h>
      <text:p text:style-name="P7"/>
      <text:h text:style-name="P53" text:outline-level="2">VI</text:h>
      <text:p text:style-name="P1"/>
      <text:h text:style-name="P53" text:outline-level="2">VII</text:h>
      <text:p text:style-name="Text_20_body"/>
      <text:p text:style-name="P28"><text:soft-page-break/>Двенадцать жеребят под присмотром <text:span text:style-name="T29">учительницы</text:span> <text:span text:style-name="T26">скучали в фойе</text:span>. Экскурсовод – <text:span text:style-name="T25">высокая сухопарая кобыла-единорог в твидовом жакете c собранной в строгую буклю гривой – строго обращалась к воспитательнице.</text:span></text:p>
      <text:p text:style-name="P28">-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8">экскурсовод тряхнула копытом в сторону одинокой скульптуры, под которую был выделен целый зал.</text:span></text:p>
      <text:p text:style-name="P41"><text:soft-page-break/></text:p>
      <text:p text:style-name="P41">Скульптура знавала и лучшие времена: <text:span text:style-name="T38">на припавшей к полу фигуре было </text:span>множество выщербин и царапин, одно крыло отломано, второе покрыто сетью трещин, часть хвоста остуствует, голова с отбитым ухом увенчана обломком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0">замирало</text:span> от осознания того, какой она могла бы быть до повреждений.</text:p>
      <text:p text:style-name="P41"/>
      <text:p text:style-name="P39"><text:span text:style-name="T28">- </text:span>Многие считают, что эта статуя – всё, что осталось от легендарной правительницы древней Эквестрии, принцессы Селестии. <text:span text:style-name="T39">По завершающей легенде селестианского цикла она сразилась с Горгоном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3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3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3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3">Экскурсовод поправила очки и окинула взором присмиревшую аудиторию.</text:span></text:p>
      <text:p text:style-name="P35"/>
      <text:p text:style-name="P35">- <text:span text:style-name="T35">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5">Селестии </text:span>на <text:span text:style-name="T36">престоле</text:span> Эквестрии. <text:span text:style-name="T35">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28">А вы сами как считаете? - перебила экскурсовода Индиго.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text:soft-page-break/></text:p>
      <text:p text:style-name="P30">- <text:span text:style-name="T39">Если вас интересует моё личное мнение, то могу сказать так: у меня есть все основания полагать, что это НЕ работа Эйр Марбла. Я знакома с его творчеством и…</text:span></text:p>
      <text:p text:style-name="P42"/>
      <text:p text:style-name="P29">- <text:span text:style-name="T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1">Дасти Нупс, веди себя прилично! - шикнула на него учительница, - немедленно вернисть в группу!</text:span></text:p>
      <text:p text:style-name="P29">- <text:span text:style-name="T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чало Ренессанса и Новой эры…</text:span></text:p>
      <text:p text:style-name="P29">- <text:span text:style-name="T4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эта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тут через картину с Аноном вваливается сам Анон. <text:span text:style-name="T48">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Сел…</text:p>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4">- Ты же обещала дождаться меня.</text:p>
      <text:p text:style-name="P45">Я вышел на балкон и перегнулся через перила. <text:span text:style-name="T46">Скала Кантерлота уходила отвесно вниз, открывая бескрайний вид на долину.</text:span> Откуда-то из бездны времён пришло воспоминание – <text:span text:style-name="T43">неисчислимое количество лет назад, в мире, который язык уже не поворачивался назвать своей родиной, </text:span>я точно так же смотр<text:span text:style-name="T46">ел</text:span> вниз на <text:span text:style-name="T46">бездну большого города</text:span> через перила <text:span text:style-name="T43">ограды</text:span>. И точно так же пусто в душе. Разве что в прошлый раз прыгать не хотелось…</text:p>
      <text:p text:style-name="P44"/>
      <text:p text:style-name="P46">Меня накрыла тень.</text:p>
      <text:p text:style-name="P44">- Я обещала <text:span text:style-name="T42">тебя дождаться </text:span>и я выполнила своё о<text:span text:style-name="T42">б</text:span>ещание, мой маленький человек, - Селестия опустила голову мне на плечо.</text:p>
      <text:p text:style-name="P44"><text:soft-page-break/>- <text:span text:style-name="T4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6">Селестия прижала меня к себе крылом в ответ. <text:span text:style-name="T47">Одним.</text:span></text:p>
      <text:p text:style-name="P46"/>
      <text:p text:style-name="P44">- <text:span text:style-name="T44">Ну же, Анон, не стоит так переживать, я же сказала, что буду ждать. Когда я тебя обманывала?</text:span></text:p>
      <text:p text:style-name="P44">- <text:span text:style-name="T45">Ты… Ты… - бормотал я, крепче вжимаясь лицом в белоснежную шею.</text:span></text:p>
      <text:p text:style-name="P47">Аликорница только вздыхала.</text:p>
      <text:p text:style-name="P47"/>
      <text:p text:style-name="P47">Наконец я отпрянул от неё и вытер ладонью слёзы. <text:span text:style-name="T49">И снова перехватило дыхание – от ужаса.</text:span></text:p>
      <text:p text:style-name="P47">- <text:span text:style-name="T49">Сел!!!</text:span></text:p>
      <text:p text:style-name="P47">- <text:span text:style-name="T4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47"/>
      <text:p text:style-name="P48">Аликорница недовольно сморщила нос. <text:span text:style-name="T50">Я оцепенело рассматривал сломанный рог, обломок кости вместо крыла и многочисленные рваные раны, покрывавшие тело Селестии.</text:span></text:p>
      <text:p text:style-name="P48"/>
      <text:p text:style-name="P48">- <text:span text:style-name="T5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48">- <text:span text:style-name="T5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а!</text:span></text:p>
      <text:p text:style-name="P49"/>
      <text:p text:style-name="P49">Жакет упал на пол, освободив пару крыльев. К нему же отправились и очки <text:span text:style-name="T52">с зажимом для волос</text:span>. <text:span text:style-name="T54">Освобождённая грива развернулась вокруг аликорницы пышным ореолом. Луна подошла к Селестии вплотную, нос к носу.</text:span></text:p>
      <text:p text:style-name="P49"/>
      <text:p text:style-name="P49">- <text:span text:style-name="T53">Мы рады, что ты вернулась.</text:span></text:p>
      <text:p text:style-name="P49"/>
      <text:p text:style-name="P50">Коротко кивнув <text:span text:style-name="T55">и </text:span>мне, Луна отвернулась. За сухостью приветствия от меня не ускользнул быстрый жест крылом, как будто смахивающий пылинку с глаза.</text:p>
      <text:p text:style-name="P34"/>
      <text:p text:style-name="P34">- <text:span text:style-name="T56">Луна! - опомнившаяся Селестия притянула сестру к себе в жарких объятиях</text:span></text:p>
      <text:p text:style-name="P27"><text:soft-page-break/>===============================================================================</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soft-page-break/>…</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8T11:25:57.774519531</dc:date>
    <meta:editing-duration>P2DT18M19S</meta:editing-duration>
    <meta:editing-cycles>113</meta:editing-cycles>
    <meta:generator>LibreOffice/5.1.6.2$Linux_X86_64 LibreOffice_project/10m0$Build-2</meta:generator>
    <meta:document-statistic meta:table-count="0" meta:image-count="0" meta:object-count="0" meta:page-count="8" meta:paragraph-count="100" meta:word-count="2244" meta:character-count="15128" meta:non-whitespace-character-count="12961"/>
  </office:meta>
</office:document-meta>
</file>